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75.3pt" svg:height="486.28pt" svg:x="66.33pt" svg:y="130.31pt">
            <loext:p draw:notify-on-update-of-ranges="Sheet1.A1:Sheet1.A1 Sheet1.B1:Sheet1.K1 Sheet1.A2:Sheet1.A2 Sheet1.B2:Sheet1.K2 Sheet1.A3:Sheet1.A3 Sheet1.B3:Sheet1.K3 Sheet1.A4:Sheet1.A4 Sheet1.B4:Sheet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2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style-name="ce3"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500000000" calcext:value-type="float">
            <text:p>500000000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table:style-name="ce2" table:formula="of:=[.B6]/1000000" office:value-type="float" office:value="0.000001" calcext:value-type="float">
            <text:p>0.000001</text:p>
          </table:table-cell>
          <table:table-cell table:style-name="ce2" table:formula="of:=[.C6]/1000000" office:value-type="float" office:value="0.000016" calcext:value-type="float">
            <text:p>0.000016</text:p>
          </table:table-cell>
          <table:table-cell table:style-name="ce2" table:formula="of:=[.D6]/1000000" office:value-type="float" office:value="0.001454" calcext:value-type="float">
            <text:p>0.001454</text:p>
          </table:table-cell>
          <table:table-cell table:style-name="ce2" table:formula="of:=[.E6]/1000000" office:value-type="float" office:value="0.012062" calcext:value-type="float">
            <text:p>0.012062</text:p>
          </table:table-cell>
          <table:table-cell table:style-name="ce2" table:formula="of:=[.F6]/1000000" office:value-type="float" office:value="12.191269" calcext:value-type="float">
            <text:p>12.191269</text:p>
          </table:table-cell>
          <table:table-cell table:style-name="ce2" table:formula="of:=[.G6]/1000000" office:value-type="string" office:string-value="" calcext:value-type="error">
            <text:p>#VALUE!</text:p>
          </table:table-cell>
          <table:table-cell table:formula="of:=[.H6]/1000000" office:value-type="string" office:string-value="" calcext:value-type="error">
            <text:p>#VALUE!</text:p>
          </table:table-cell>
          <table:table-cell table:style-name="ce2" table:formula="of:=[.I6]/1000000" office:value-type="string" office:string-value="" calcext:value-type="error">
            <text:p>#VALUE!</text:p>
          </table:table-cell>
          <table:table-cell table:style-name="ce2" table:formula="of:=[.J6]/1000000" office:value-type="string" office:string-value="" calcext:value-type="error">
            <text:p>#VALUE!</text:p>
          </table:table-cell>
          <table:table-cell table:style-name="ce2" table:formula="of:=[.K6]/1000000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table:style-name="ce2" table:formula="of:=[.B7]/1000000" office:value-type="float" office:value="0" calcext:value-type="float">
            <text:p>0</text:p>
          </table:table-cell>
          <table:table-cell table:style-name="ce2" table:formula="of:=[.C7]/1000000" office:value-type="float" office:value="0.000007" calcext:value-type="float">
            <text:p>0.000007</text:p>
          </table:table-cell>
          <table:table-cell table:style-name="ce2" table:formula="of:=[.D7]/1000000" office:value-type="float" office:value="0.000393" calcext:value-type="float">
            <text:p>0.000393</text:p>
          </table:table-cell>
          <table:table-cell table:style-name="ce2" table:formula="of:=[.E7]/1000000" office:value-type="float" office:value="0.001474" calcext:value-type="float">
            <text:p>0.001474</text:p>
          </table:table-cell>
          <table:table-cell table:style-name="ce2" table:formula="of:=[.F7]/1000000" office:value-type="float" office:value="0.017476" calcext:value-type="float">
            <text:p>0.017476</text:p>
          </table:table-cell>
          <table:table-cell table:style-name="ce2" table:formula="of:=[.G7]/1000000" office:value-type="float" office:value="0.162847" calcext:value-type="float">
            <text:p>0.162847</text:p>
          </table:table-cell>
          <table:table-cell table:formula="of:=[.H7]/1000000" office:value-type="float" office:value="1.901745" calcext:value-type="float">
            <text:p>1.901745</text:p>
          </table:table-cell>
          <table:table-cell table:style-name="ce2" table:formula="of:=[.I7]/1000000" office:value-type="float" office:value="21.455407" calcext:value-type="float">
            <text:p>21.455407</text:p>
          </table:table-cell>
          <table:table-cell table:style-name="ce2" table:formula="of:=[.J7]/1000000" office:value-type="float" office:value="44.313245" calcext:value-type="float">
            <text:p>44.313245</text:p>
          </table:table-cell>
          <table:table-cell table:style-name="ce2" table:formula="of:=[.K7]/1000000" office:value-type="float" office:value="122.262227" calcext:value-type="float">
            <text:p>122.262227</text:p>
          </table:table-cell>
        </table:table-row>
        <table:table-row table:style-name="ro1">
          <table:table-cell office:value-type="string" calcext:value-type="string">
            <text:p>Radix Sort</text:p>
          </table:table-cell>
          <table:table-cell table:style-name="ce2" table:formula="of:=[.B8]/1000000" office:value-type="float" office:value="0.000006" calcext:value-type="float">
            <text:p>0.000006</text:p>
          </table:table-cell>
          <table:table-cell table:style-name="ce2" table:formula="of:=[.C8]/1000000" office:value-type="float" office:value="0.000009" calcext:value-type="float">
            <text:p>0.000009</text:p>
          </table:table-cell>
          <table:table-cell table:style-name="ce2" table:formula="of:=[.D8]/1000000" office:value-type="float" office:value="0.000147" calcext:value-type="float">
            <text:p>0.000147</text:p>
          </table:table-cell>
          <table:table-cell table:style-name="ce2" table:formula="of:=[.E8]/1000000" office:value-type="float" office:value="0.000292" calcext:value-type="float">
            <text:p>0.000292</text:p>
          </table:table-cell>
          <table:table-cell table:style-name="ce2" table:formula="of:=[.F8]/1000000" office:value-type="float" office:value="0.00256" calcext:value-type="float">
            <text:p>0.00256</text:p>
          </table:table-cell>
          <table:table-cell table:style-name="ce2" table:formula="of:=[.G8]/1000000" office:value-type="float" office:value="0.027314" calcext:value-type="float">
            <text:p>0.027314</text:p>
          </table:table-cell>
          <table:table-cell table:formula="of:=[.H8]/1000000" office:value-type="float" office:value="0.259987" calcext:value-type="float">
            <text:p>0.259987</text:p>
          </table:table-cell>
          <table:table-cell table:style-name="ce2" table:formula="of:=[.I8]/1000000" office:value-type="float" office:value="2.598949" calcext:value-type="float">
            <text:p>2.598949</text:p>
          </table:table-cell>
          <table:table-cell table:style-name="ce2" table:formula="of:=[.J8]/1000000" office:value-type="float" office:value="5.163168" calcext:value-type="float">
            <text:p>5.163168</text:p>
          </table:table-cell>
          <table:table-cell table:style-name="ce2" table:formula="of:=[.K8]/1000000" office:value-type="float" office:value="13.829746" calcext:value-type="float">
            <text:p>13.829746</text:p>
          </table:table-cell>
        </table:table-row>
        <table:table-row table:style-name="ro1">
          <table:table-cell table:style-name="Default" office:value-type="string" calcext:value-type="string">
            <text:p>TEMP:</text:p>
          </table:table-cell>
          <table:table-cell table:style-name="Default" table:number-columns-repeated="10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54" calcext:value-type="float">
            <text:p>1454</text:p>
          </table:table-cell>
          <table:table-cell office:value-type="float" office:value="12062" calcext:value-type="float">
            <text:p>12062</text:p>
          </table:table-cell>
          <table:table-cell table:style-name="ce3" office:value-type="float" office:value="12191269" calcext:value-type="float">
            <text:p>12191269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  <table:table-cell office:value-type="float" office:value="1474" calcext:value-type="float">
            <text:p>1474</text:p>
          </table:table-cell>
          <table:table-cell office:value-type="float" office:value="17476" calcext:value-type="float">
            <text:p>17476</text:p>
          </table:table-cell>
          <table:table-cell office:value-type="float" office:value="162847" calcext:value-type="float">
            <text:p>162847</text:p>
          </table:table-cell>
          <table:table-cell table:style-name="ce1" office:value-type="float" office:value="1901745" calcext:value-type="float">
            <text:p>1901745</text:p>
          </table:table-cell>
          <table:table-cell office:value-type="float" office:value="21455407" calcext:value-type="float">
            <text:p>21455407</text:p>
          </table:table-cell>
          <table:table-cell office:value-type="float" office:value="44313245" calcext:value-type="float">
            <text:p>44313245</text:p>
          </table:table-cell>
          <table:table-cell office:value-type="float" office:value="122262227" calcext:value-type="float">
            <text:p>122262227</text:p>
          </table:table-cell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292" calcext:value-type="float">
            <text:p>292</text:p>
          </table:table-cell>
          <table:table-cell office:value-type="float" office:value="2560" calcext:value-type="float">
            <text:p>2560</text:p>
          </table:table-cell>
          <table:table-cell office:value-type="float" office:value="27314" calcext:value-type="float">
            <text:p>27314</text:p>
          </table:table-cell>
          <table:table-cell table:style-name="ce1" office:value-type="float" office:value="259987" calcext:value-type="float">
            <text:p>259987</text:p>
          </table:table-cell>
          <table:table-cell office:value-type="float" office:value="2598949" calcext:value-type="float">
            <text:p>2598949</text:p>
          </table:table-cell>
          <table:table-cell office:value-type="float" office:value="5163168" calcext:value-type="float">
            <text:p>5163168</text:p>
          </table:table-cell>
          <table:table-cell office:value-type="float" office:value="13829746" calcext:value-type="float">
            <text:p>13829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7:27:10.530746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2:31:46.974143335</meta:creation-date>
    <dc:date>2017-03-21T17:42:32.019882628</dc:date>
    <meta:editing-duration>PT38M41S</meta:editing-duration>
    <meta:editing-cycles>4</meta:editing-cycles>
    <meta:generator>LibreOffice/5.1.6.2$Linux_X86_64 LibreOffice_project/10m0$Build-2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52cm" svg:height="17.156cm" xlink:href=".." xlink:type="simple" chart:class="chart:line" chart:style-name="ch1">
        <chart:title svg:x="10.812cm" svg:y="0.478cm" chart:style-name="ch2">
          <text:p>Time To Sort Array Size (N)</text:p>
        </chart:title>
        <chart:legend chart:legend-position="end" svg:x="23.853cm" svg:y="7.799cm" style:legend-expansion="high" chart:style-name="ch3"/>
        <chart:plot-area chart:style-name="ch4" table:cell-range-address="Sheet1.A1:Sheet1.K4" chart:data-source-has-labels="both" svg:x="3.041cm" svg:y="0.224cm" svg:width="18.347cm" svg:height="13.597cm">
          <chartooo:coordinate-region svg:x="3.869cm" svg:y="0.417cm" svg:width="16.651cm" svg:height="12.769cm"/>
          <chart:axis chart:dimension="x" chart:name="primary-x" chart:style-name="ch5" chartooo:axis-type="auto">
            <chartooo:date-scale/>
            <chart:title svg:x="11.175cm" svg:y="14.164cm" chart:style-name="ch6">
              <text:p>NumElem (N)</text:p>
            </chart:title>
            <chart:categories table:cell-range-address="Sheet1.B1:Sheet1.K1"/>
          </chart:axis>
          <chart:axis chart:dimension="y" chart:name="primary-y" chart:style-name="ch5">
            <chart:title svg:x="1.938cm" svg:y="7.695cm" chart:style-name="ch7">
              <text:p>Time (S)</text:p>
            </chart:title>
            <chart:grid chart:style-name="ch8" chart:class="major"/>
          </chart:axis>
          <chart:series chart:style-name="ch9" chart:values-cell-range-address="Sheet1.B2:Sheet1.K2" chart:label-cell-address="Sheet1.A2:Sheet1.A2" chart:class="chart:line">
            <chart:data-point chart:repeated="10"/>
          </chart:series>
          <chart:series chart:style-name="ch10" chart:values-cell-range-address="Sheet1.B3:Sheet1.K3" chart:label-cell-address="Sheet1.A3:Sheet1.A3" chart:class="chart:line">
            <chart:data-point chart:repeated="10"/>
          </chart:series>
          <chart:series chart:style-name="ch11" chart:values-cell-range-address="Sheet1.B4:Sheet1.K4" chart:label-cell-address="Sheet1.A4:Sheet1.A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K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200000000">
                <text:p>200000000</text:p>
              </table:table-cell>
              <table:table-cell office:value-type="float" office:value="500000000">
                <text:p>500000000</text:p>
              </table:table-cell>
            </table:table-row>
          </table:table-header-rows>
          <table:table-rows>
            <table:table-row>
              <table:table-cell office:value-type="string">
                <text:p>Selection Sort</text:p>
                <draw:g>
                  <svg:desc>Sheet1.A2:Sheet1.A2</svg:desc>
                </draw:g>
              </table:table-cell>
              <table:table-cell office:value-type="float" office:value="0.000001">
                <text:p>0.000001</text:p>
                <draw:g>
                  <svg:desc>Sheet1.B2:Sheet1.K2</svg:desc>
                </draw:g>
              </table:table-cell>
              <table:table-cell office:value-type="float" office:value="0.000016">
                <text:p>0.000016</text:p>
              </table:table-cell>
              <table:table-cell office:value-type="float" office:value="0.001454">
                <text:p>0.001454</text:p>
              </table:table-cell>
              <table:table-cell office:value-type="float" office:value="0.012062">
                <text:p>0.012062</text:p>
              </table:table-cell>
              <table:table-cell office:value-type="float" office:value="12.191269">
                <text:p>12.19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 Sort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.000007">
                <text:p>0.000007</text:p>
              </table:table-cell>
              <table:table-cell office:value-type="float" office:value="0.000393">
                <text:p>0.000393</text:p>
              </table:table-cell>
              <table:table-cell office:value-type="float" office:value="0.001474">
                <text:p>0.001474</text:p>
              </table:table-cell>
              <table:table-cell office:value-type="float" office:value="0.017476">
                <text:p>0.017476</text:p>
              </table:table-cell>
              <table:table-cell office:value-type="float" office:value="0.162847">
                <text:p>0.162847</text:p>
              </table:table-cell>
              <table:table-cell office:value-type="float" office:value="1.901745">
                <text:p>1.901745</text:p>
              </table:table-cell>
              <table:table-cell office:value-type="float" office:value="21.455407">
                <text:p>21.455407</text:p>
              </table:table-cell>
              <table:table-cell office:value-type="float" office:value="44.313245">
                <text:p>44.313245</text:p>
              </table:table-cell>
              <table:table-cell office:value-type="float" office:value="122.262227">
                <text:p>122.262227</text:p>
              </table:table-cell>
            </table:table-row>
            <table:table-row>
              <table:table-cell office:value-type="string">
                <text:p>Radix Sort</text:p>
                <draw:g>
                  <svg:desc>Sheet1.A4:Sheet1.A4</svg:desc>
                </draw:g>
              </table:table-cell>
              <table:table-cell office:value-type="float" office:value="0.000006">
                <text:p>0.000006</text:p>
                <draw:g>
                  <svg:desc>Sheet1.B4:Sheet1.K4</svg:desc>
                </draw:g>
              </table:table-cell>
              <table:table-cell office:value-type="float" office:value="0.000009">
                <text:p>0.000009</text:p>
              </table:table-cell>
              <table:table-cell office:value-type="float" office:value="0.000147">
                <text:p>0.000147</text:p>
              </table:table-cell>
              <table:table-cell office:value-type="float" office:value="0.000292">
                <text:p>0.000292</text:p>
              </table:table-cell>
              <table:table-cell office:value-type="float" office:value="0.00256">
                <text:p>0.00256</text:p>
              </table:table-cell>
              <table:table-cell office:value-type="float" office:value="0.027314">
                <text:p>0.027314</text:p>
              </table:table-cell>
              <table:table-cell office:value-type="float" office:value="0.259987">
                <text:p>0.259987</text:p>
              </table:table-cell>
              <table:table-cell office:value-type="float" office:value="2.598949">
                <text:p>2.598949</text:p>
              </table:table-cell>
              <table:table-cell office:value-type="float" office:value="5.163168">
                <text:p>5.163168</text:p>
              </table:table-cell>
              <table:table-cell office:value-type="float" office:value="13.829746">
                <text:p>13.82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